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143.74pt"/>
    </style:style>
    <style:style style:name="co6" style:family="table-column">
      <style:table-column-properties fo:break-before="auto" style:column-width="272.24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5pt"/>
    </style:style>
    <style:style style:name="co9" style:family="table-column">
      <style:table-column-properties fo:break-before="auto" style:column-width="27.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26.39pt"/>
    </style:style>
    <style:style style:name="co12" style:family="table-column">
      <style:table-column-properties fo:break-before="auto" style:column-width="2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3"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2" office:value-type="string" calcext:value-type="string">
            <text:p>Identity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xample</text:p>
          </table:table-cell>
          <table:table-cell table:style-name="ce12" office:value-type="string" calcext:value-type="string">
            <text:p>Price</text:p>
          </table:table-cell>
          <table:table-cell table:style-name="ce17" office:value-type="string" calcext:value-type="string">
            <text:p>Sum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 office:value-type="string" calcext:value-type="string">
            <text:p>200{2, 4, 5, 8, 10, 20, 25, 40, 50, 100}:#About##</text:p>
          </table:table-cell>
          <table:table-cell table:style-name="ce13" office:value-type="string" calcext:value-type="string">
            <text:p><text:span text:style-name="T1">195</text:span><text:span text:style-name="T2">{</text:span><text:span text:style-name="T3">3, 5, 13, 15, 39, 65</text:span><text:span text:style-name="T4">}:#</text:span><text:span text:style-name="T5">Work</text:span><text:span text:style-name="T6">##</text:span></text:p>
          </table:table-cell>
          <table:table-cell table:style-name="ce13" table:number-columns-repeated="5"/>
          <table:table-cell table:style-name="ce1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14" office:value-type="string" calcext:value-type="string">
            <text:p>Tea Cup</text:p>
          </table:table-cell>
          <table:table-cell table:style-name="ce14"/>
          <table:table-cell table:style-name="ce3"/>
          <table:table-cell table:style-name="ce14" office:value-type="string" calcext:value-type="string">
            <text:p>Electric UPS</text:p>
          </table:table-cell>
          <table:table-cell table:style-name="ce14" office:value-type="float" office:value="2699" calcext:value-type="float">
            <text:p>2699</text:p>
          </table:table-cell>
          <table:table-cell table:style-name="ce19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3" office:value-type="string" calcext:value-type="string">
            <text:p>Sleeping Pillow</text:p>
          </table:table-cell>
          <table:table-cell table:style-name="ce3" table:number-columns-repeated="2"/>
          <table:table-cell table:style-name="ce3" office:value-type="string" calcext:value-type="string">
            <text:p>Display Unit</text:p>
          </table:table-cell>
          <table:table-cell table:style-name="ce3" office:value-type="float" office:value="3265" calcext:value-type="float">
            <text:p>326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3" office:value-type="string" calcext:value-type="string">
            <text:p>Electric Extension</text:p>
          </table:table-cell>
          <table:table-cell table:style-name="ce3" table:number-columns-repeated="2"/>
          <table:table-cell table:style-name="ce3" office:value-type="string" calcext:value-type="string">
            <text:p>USB Hub</text:p>
          </table:table-cell>
          <table:table-cell table:style-name="ce3" office:value-type="float" office:value="184" calcext:value-type="float">
            <text:p>184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3" office:value-type="string" calcext:value-type="string">
            <text:p>Remote Lighting</text:p>
          </table:table-cell>
          <table:table-cell table:style-name="ce3" table:number-columns-repeated="2"/>
          <table:table-cell table:style-name="ce3" office:value-type="string" calcext:value-type="string">
            <text:p>USB Light</text:p>
          </table:table-cell>
          <table:table-cell table:style-name="ce3" office:value-type="float" office:value="155" calcext:value-type="float">
            <text:p>15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3" office:value-type="string" calcext:value-type="string">
            <text:p>Insect Protector</text:p>
          </table:table-cell>
          <table:table-cell table:style-name="ce3" table:number-columns-repeated="2"/>
          <table:table-cell table:style-name="ce3" office:value-type="string" calcext:value-type="string">
            <text:p>Mosquito Zapper</text:p>
          </table:table-cell>
          <table:table-cell table:style-name="ce3" office:value-type="float" office:value="362" calcext:value-type="float">
            <text:p>362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3" office:value-type="string" calcext:value-type="string">
            <text:p>Body Perfume</text:p>
          </table:table-cell>
          <table:table-cell table:style-name="ce3" table:number-columns-repeated="2"/>
          <table:table-cell table:style-name="ce3" office:value-type="string" calcext:value-type="string">
            <text:p>Thermal Paste</text:p>
          </table:table-cell>
          <table:table-cell table:style-name="ce3" office:value-type="float" office:value="135" calcext:value-type="float">
            <text:p>13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3" office:value-type="string" calcext:value-type="string">
            <text:p>Table Fan</text:p>
          </table:table-cell>
          <table:table-cell table:style-name="ce3"/>
          <table:table-cell table:style-name="ce3">
            <office:annotation draw:style-name="gr1" draw:text-style-name="P2" svg:width="200.69pt" svg:height="28.09pt" svg:x="573.79pt" svg:y="164.47pt" draw:caption-point-x="-11.54pt" draw:caption-point-y="-22.45pt">
              <dc:date>2025-04-02T00:00:00</dc:date>
              <text:p text:style-name="P1">340{2, 4, 5, 10, 17, 20, 34, 68, 85, 170}:Dream</text:p>
            </office:annotation>
          </table:table-cell>
          <table:table-cell table:style-name="ce3" office:value-type="string" calcext:value-type="string">
            <text:p>TV Mount</text:p>
          </table:table-cell>
          <table:table-cell table:style-name="ce3" office:value-type="float" office:value="207" calcext:value-type="float">
            <text:p>207</text:p>
          </table:table-cell>
          <table:table-cell table:style-name="ce20" office:value-type="string" calcext:value-type="string">
            <office:annotation draw:style-name="gr1" draw:text-style-name="P2" svg:width="280.57pt" svg:height="26.99pt" svg:x="704.35pt" svg:y="165pt" draw:caption-point-x="-11.54pt" draw:caption-point-y="-22.99pt">
              <dc:date>2025-04-02T00:00:00</dc:date>
              <text:p text:style-name="P1">284{2, 4, 71, 142}:Power</text:p>
            </office:annotation>
            <text:p>= 7007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3" office:value-type="string" calcext:value-type="string">
            <text:p>Musical Device</text:p>
          </table:table-cell>
          <table:table-cell table:style-name="ce3" table:number-columns-repeated="2"/>
          <table:table-cell table:style-name="ce3" office:value-type="string" calcext:value-type="string">
            <text:p>Electronic Slate</text:p>
          </table:table-cell>
          <table:table-cell table:style-name="ce3" office:value-type="float" office:value="247" calcext:value-type="float">
            <text:p>247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style-name="ce3" office:value-type="string" calcext:value-type="string">
            <text:p>Leather Bel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Hand Dictionary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style-name="ce3" office:value-type="string" calcext:value-type="string">
            <text:p>Mass Carr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style-name="ce3" office:value-type="string" calcext:value-type="string">
            <text:p>First Ai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style-name="ce3" office:value-type="string" calcext:value-type="string">
            <text:p>Rechargeable Uni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374</text:span><text:span text:style-name="T2">{</text:span><text:span text:style-name="T3">2, 11, 17, 22, 34, 187</text:span><text:span text:style-name="T4">}:#</text:span><text:span text:style-name="T5">Clear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143</text:span><text:span text:style-name="T2">{</text:span><text:span text:style-name="T3">11, 13</text:span><text:span text:style-name="T4">}:#</text:span><text:span text:style-name="T5">Border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346</text:span><text:span text:style-name="T2">{</text:span><text:span text:style-name="T3">2, 173</text:span><text:span text:style-name="T4">}:#</text:span><text:span text:style-name="T5">Concept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392</text:span><text:span text:style-name="T2">{</text:span><text:span text:style-name="T3">2, 4, 7, 8, 14, 28, 49, 56, 98, 196</text:span><text:span text:style-name="T4">}:#</text:span><text:span text:style-name="T5">Zi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1">328</text:span><text:span text:style-name="T2">{</text:span><text:span text:style-name="T3">2, 4, 8, 41, 82, 164</text:span><text:span text:style-name="T4">}:#</text:span><text:span text:style-name="T5">Flag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380</text:span><text:span text:style-name="T2">{</text:span><text:span text:style-name="T3">2, 4, 5, 10, 19, 20, 38, 76, 95, 190</text:span><text:span text:style-name="T4">}:#</text:span><text:span text:style-name="T5">Jack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<text:span text:style-name="T7">373</text:span><text:span text:style-name="T8">{}:#</text:span><text:span text:style-name="T9">Meet</text:span><text:span text:style-name="T10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398</text:span><text:span text:style-name="T2">{</text:span><text:span text:style-name="T3">2, 199</text:span><text:span text:style-name="T4">}:#</text:span><text:span text:style-name="T5">Pack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office:value-type="string" calcext:value-type="string">
            <text:p><text:span text:style-name="T1">292</text:span><text:span text:style-name="T2">{</text:span><text:span text:style-name="T3">2, 4, 73, 146</text:span><text:span text:style-name="T4">}:#</text:span><text:span text:style-name="T5">Shar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<text:span text:style-name="T7">571</text:span><text:span text:style-name="T8">{}:#</text:span><text:span text:style-name="T9">Soccer</text:span><text:span text:style-name="T10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1">170</text:span><text:span text:style-name="T2">{</text:span><text:span text:style-name="T3">2, 5, 10, 17, 34, 85</text:span><text:span text:style-name="T4">}:#</text:span><text:span text:style-name="T5">Up</text:span><text:span text:style-name="T6">##</text:span></text:p>
          </table:table-cell>
          <table:table-cell table:style-name="ce3" table:number-columns-repeated="5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5" office:value-type="string" calcext:value-type="string">
            <text:p><text:span text:style-name="T1">291</text:span><text:span text:style-name="T2">{</text:span><text:span text:style-name="T3">3, 97</text:span><text:span text:style-name="T4">}:#</text:span><text:span text:style-name="T5">Piece</text:span><text:span text:style-name="T6">##</text:span></text:p>
          </table:table-cell>
          <table:table-cell table:style-name="ce15" table:number-columns-repeated="2"/>
          <table:table-cell table:style-name="ce3"/>
          <table:table-cell table:style-name="ce15" table:number-columns-repeated="2"/>
          <table:table-cell table:style-name="ce21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0" office:value-type="string" calcext:value-type="string">
            <text:p>469{7, 67}:#Tether##</text:p>
          </table:table-cell>
          <table:table-cell table:style-name="ce16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</text:span><text:span text:style-name="T5">Mirror</text:span><text:span text:style-name="T6">##</text:span></text:p>
          </table:table-cell>
          <table:table-cell table:style-name="ce16" table:number-columns-repeated="5"/>
          <table:table-cell table:style-name="ce22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 table:number-rows-repeated="984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42" meta:object-count="0"/>
    <meta:generator>LibreOfficeDev/6.0.5.2$Linux_X86_64 LibreOffice_project/</meta:generator>
  </office:meta>
</office:document-meta>
</file>